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6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dbb6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text-properties officeooo:rsid="0013c147" officeooo:paragraph-rsid="0013c147"/>
    </style:style>
    <style:style style:name="P21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5" style:family="paragraph" style:parent-style-name="Text_20_body">
      <style:text-properties officeooo:paragraph-rsid="000dbe12"/>
    </style:style>
    <style:style style:name="P26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7" style:family="paragraph" style:parent-style-name="Table_20_Contents">
      <style:paragraph-properties fo:text-align="center" style:justify-single-word="false"/>
      <style:text-properties style:text-position="0% 100%" officeooo:rsid="0018ecca" officeooo:paragraph-rsid="0018ecca"/>
    </style:style>
    <style:style style:name="P28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9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72a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 text:c="11"/>Récapitulatifs des T<text:span text:style-name="T2">p</text:span>s <text:span text:style-name="T2">I</text:span><text:span text:style-name="T1">nformatique<text:tab/></text:span></text:h>
      <text:h text:style-name="P29" text:outline-level="1"><text:span text:style-name="T8">Binôme :</text:span><text:span text:style-name="T9"> BRUNET Lug, MACZYTA Nicolas</text:span></text:h>
      <text:p text:style-name="P23">Remplir la colonne « état » de chacun des items des Tps.</text:p>
      <text:p text:style-name="P22">A : <text:span text:style-name="T1">Mieux</text:span> que demandés et/ou exercices facultatifs <text:span text:style-name="T1">fait.</text:span><text:tab/><text:span text:style-name="T1">B : Testé et validé.</text:span></text:p>
      <text:p text:style-name="P24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21976891824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021976974880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757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766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77648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788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798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808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1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82448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83920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21976984992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0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02197695600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021976175376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0"/>
          </table:table-cell>
        </table:table-row>
        <table:table-row table:style-name="TableLine9402197617636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7728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78240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79392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8089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82448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84000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8499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021976186064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0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021977009760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021976208704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021977019392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021977020304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021977021616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021977022768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021977024272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0" text:outline-level="2">TP<text:span text:style-name="T5">6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02197702644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021977037552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6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021977038560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7">D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1-27T18:07:54.496061118</dc:date>
    <meta:editing-duration>PT1H23M47S</meta:editing-duration>
    <meta:editing-cycles>13</meta:editing-cycles>
    <meta:generator>LibreOffice/6.4.7.2$Linux_X86_64 LibreOffice_project/4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